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5d7c5" officeooo:paragraph-rsid="0005d7c5"/>
    </style:style>
    <style:style style:name="P2" style:family="paragraph" style:parent-style-name="Header">
      <style:text-properties fo:color="#2a6099" officeooo:rsid="0005d7c5" officeooo:paragraph-rsid="0005d7c5"/>
    </style:style>
    <style:style style:name="P3" style:family="paragraph" style:parent-style-name="Standard">
      <style:paragraph-properties fo:text-align="center" style:justify-single-word="false"/>
      <style:text-properties officeooo:rsid="0005d7c5" officeooo:paragraph-rsid="0005d7c5"/>
    </style:style>
    <style:style style:name="P4" style:family="paragraph" style:parent-style-name="Standard">
      <style:paragraph-properties fo:text-align="justify" style:justify-single-word="false"/>
      <style:text-properties officeooo:rsid="0005d7c5" officeooo:paragraph-rsid="0005d7c5"/>
    </style:style>
    <style:style style:name="P5" style:family="paragraph" style:parent-style-name="Standard">
      <style:paragraph-properties fo:text-align="justify" style:justify-single-word="false"/>
      <style:text-properties officeooo:paragraph-rsid="0006895f"/>
    </style:style>
    <style:style style:name="P6" style:family="paragraph" style:parent-style-name="Standard">
      <style:paragraph-properties fo:text-align="justify" style:justify-single-word="false"/>
      <style:text-properties officeooo:paragraph-rsid="000ab740"/>
    </style:style>
    <style:style style:name="P7" style:family="paragraph" style:parent-style-name="Standard">
      <style:paragraph-properties fo:text-align="justify" style:justify-single-word="false"/>
      <style:text-properties officeooo:paragraph-rsid="000ba2a3"/>
    </style:style>
    <style:style style:name="P8" style:family="paragraph" style:parent-style-name="Standard">
      <style:paragraph-properties fo:text-align="justify" style:justify-single-word="false"/>
      <style:text-properties officeooo:rsid="0006895f" officeooo:paragraph-rsid="0006895f"/>
    </style:style>
    <style:style style:name="P9" style:family="paragraph" style:parent-style-name="Standard">
      <style:paragraph-properties fo:text-align="justify" style:justify-single-word="false"/>
      <style:text-properties officeooo:rsid="0007ed9a" officeooo:paragraph-rsid="0007ed9a"/>
    </style:style>
    <style:style style:name="P10" style:family="paragraph" style:parent-style-name="Standard">
      <style:paragraph-properties fo:text-align="justify" style:justify-single-word="false"/>
      <style:text-properties officeooo:rsid="0007ed9a" officeooo:paragraph-rsid="00080408"/>
    </style:style>
    <style:style style:name="P11" style:family="paragraph" style:parent-style-name="Standard">
      <style:paragraph-properties fo:text-align="justify" style:justify-single-word="false"/>
      <style:text-properties officeooo:rsid="00080408" officeooo:paragraph-rsid="00080408"/>
    </style:style>
    <style:style style:name="P12" style:family="paragraph" style:parent-style-name="Standard">
      <style:paragraph-properties fo:text-align="justify" style:justify-single-word="false"/>
      <style:text-properties style:text-underline-style="solid" style:text-underline-width="auto" style:text-underline-color="font-color" officeooo:paragraph-rsid="000ab740"/>
    </style:style>
    <style:style style:name="T1" style:family="text">
      <style:text-properties officeooo:rsid="0005d7c5"/>
    </style:style>
    <style:style style:name="T2" style:family="text">
      <style:text-properties fo:color="#2a6099"/>
    </style:style>
    <style:style style:name="T3" style:family="text">
      <style:text-properties fo:font-weight="bold" style:font-weight-asian="bold" style:font-weight-complex="bold"/>
    </style:style>
    <style:style style:name="T4" style:family="text">
      <style:text-properties fo:font-weight="bold" officeooo:rsid="0007ed9a" style:font-weight-asian="bold" style:font-weight-complex="bold"/>
    </style:style>
    <style:style style:name="T5" style:family="text">
      <style:text-properties officeooo:rsid="0006895f"/>
    </style:style>
    <style:style style:name="T6" style:family="text">
      <style:text-properties fo:font-weight="normal" style:font-weight-asian="normal" style:font-weight-complex="normal"/>
    </style:style>
    <style:style style:name="T7" style:family="text">
      <style:text-properties fo:font-weight="normal" officeooo:rsid="0007ed9a" style:font-weight-asian="normal" style:font-weight-complex="normal"/>
    </style:style>
    <style:style style:name="T8" style:family="text">
      <style:text-properties fo:font-weight="normal" officeooo:rsid="0010429f" style:font-weight-asian="normal" style:font-weight-complex="normal"/>
    </style:style>
    <style:style style:name="T9" style:family="text">
      <style:text-properties fo:font-style="italic" officeooo:rsid="0007ed9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05d7c5" style:font-style-asian="italic" style:font-weight-asian="normal" style:font-style-complex="italic" style:font-weight-complex="normal"/>
    </style:style>
    <style:style style:name="T12" style:family="text">
      <style:text-properties fo:font-style="italic" fo:font-weight="normal" officeooo:rsid="000b915d" style:font-style-asian="italic" style:font-weight-asian="normal" style:font-style-complex="italic" style:font-weight-complex="normal"/>
    </style:style>
    <style:style style:name="T13" style:family="text">
      <style:text-properties fo:font-style="italic" fo:font-weight="normal" officeooo:rsid="000ba2a3" style:font-style-asian="italic" style:font-weight-asian="normal" style:font-style-complex="italic" style:font-weight-complex="normal"/>
    </style:style>
    <style:style style:name="T14" style:family="text">
      <style:text-properties fo:font-style="italic" fo:font-weight="normal" officeooo:rsid="000e231d" style:font-style-asian="italic" style:font-weight-asian="normal" style:font-style-complex="italic" style:font-weight-complex="normal"/>
    </style:style>
    <style:style style:name="T15" style:family="text">
      <style:text-properties fo:font-style="italic" style:text-underline-style="none" fo:font-weight="normal" officeooo:rsid="000ab740" style:font-style-asian="italic" style:font-weight-asian="normal" style:font-style-complex="italic" style:font-weight-complex="normal"/>
    </style:style>
    <style:style style:name="T16" style:family="text">
      <style:text-properties officeooo:rsid="0007ed9a"/>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080408" style:font-style-asian="normal" style:font-weight-asian="normal" style:font-style-complex="normal" style:font-weight-complex="normal"/>
    </style:style>
    <style:style style:name="T19" style:family="text">
      <style:text-properties fo:font-style="normal" fo:font-weight="normal" officeooo:rsid="0007ed9a" style:font-style-asian="normal" style:font-weight-asian="normal" style:font-style-complex="normal" style:font-weight-complex="normal"/>
    </style:style>
    <style:style style:name="T20" style:family="text">
      <style:text-properties fo:font-style="normal" fo:font-weight="normal" officeooo:rsid="000ab740" style:font-style-asian="normal" style:font-weight-asian="normal" style:font-style-complex="normal" style:font-weight-complex="normal"/>
    </style:style>
    <style:style style:name="T21" style:family="text">
      <style:text-properties fo:font-style="normal" fo:font-weight="normal" officeooo:rsid="000b915d" style:font-style-asian="normal" style:font-weight-asian="normal" style:font-style-complex="normal" style:font-weight-complex="normal"/>
    </style:style>
    <style:style style:name="T22" style:family="text">
      <style:text-properties fo:font-style="normal" fo:font-weight="normal" officeooo:rsid="000ba2a3" style:font-style-asian="normal" style:font-weight-asian="normal" style:font-style-complex="normal" style:font-weight-complex="normal"/>
    </style:style>
    <style:style style:name="T23" style:family="text">
      <style:text-properties fo:font-style="normal" fo:font-weight="normal" officeooo:rsid="000e231d" style:font-style-asian="normal" style:font-weight-asian="normal" style:font-style-complex="normal" style:font-weight-complex="normal"/>
    </style:style>
    <style:style style:name="T24" style:family="text">
      <style:text-properties fo:font-style="normal" fo:font-weight="normal" officeooo:rsid="001020f1" style:font-style-asian="normal" style:font-weight-asian="normal" style:font-style-complex="normal" style:font-weight-complex="normal"/>
    </style:style>
    <style:style style:name="T25" style:family="text">
      <style:text-properties fo:font-style="normal" fo:font-weight="normal" officeooo:rsid="0010429f"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05d7c5" style:font-style-asian="normal" style:font-weight-asian="bold" style:font-style-complex="normal" style:font-weight-complex="bold"/>
    </style:style>
    <style:style style:name="T28" style:family="text">
      <style:text-properties fo:font-style="normal" fo:font-weight="bold" officeooo:rsid="0007ed9a" style:font-style-asian="normal" style:font-weight-asian="bold" style:font-style-complex="normal" style:font-weight-complex="bold"/>
    </style:style>
    <style:style style:name="T29" style:family="text">
      <style:text-properties fo:font-style="normal" style:text-underline-style="none" fo:font-weight="normal" officeooo:rsid="000ab740" style:font-style-asian="normal" style:font-weight-asian="normal" style:font-style-complex="normal" style:font-weight-complex="normal"/>
    </style:style>
    <style:style style:name="T30" style:family="text">
      <style:text-properties fo:font-style="normal" style:text-underline-style="none" fo:font-weight="normal" officeooo:rsid="000b915d" style:font-style-asian="normal" style:font-weight-asian="normal" style:font-style-complex="normal" style:font-weight-complex="normal"/>
    </style:style>
    <style:style style:name="T31" style:family="text">
      <style:text-properties officeooo:rsid="001020f1"/>
    </style:style>
    <style:style style:name="T32" style:family="text">
      <style:text-properties officeooo:rsid="0010429f"/>
    </style:style>
    <style:style style:name="T33" style:family="text">
      <style:text-properties officeooo:rsid="001173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E SOBRE LA <text:span text:style-name="T33">APLICACIÓN</text:span> DE CUENTA BANCARIA </text:p>
      <text:p text:style-name="P4"/>
      <text:p text:style-name="P4"><text:tab/>El proyecto consta de 2 clases:</text:p>
      <text:p text:style-name="P4"/>
      <text:p text:style-name="P4">* El programa principal o clase main al que llamamos <text:bookmark-start text:name="__DdeLink__5_2141911815"/><text:span text:style-name="T26">AplicacionCuentaBancaria</text:span><text:bookmark-end text:name="__DdeLink__5_2141911815"/></text:p>
      <text:p text:style-name="P4">* Otra clase llamada <text:bookmark-start text:name="__DdeLink__32_2141911815"/><text:span text:style-name="T26">CuentaBancaria</text:span><text:bookmark-end text:name="__DdeLink__32_2141911815"/> que contiene los métodos utilizados por la clase principal</text:p>
      <text:p text:style-name="P4"/>
      <text:p text:style-name="P5"><text:span text:style-name="T1"><text:tab/></text:span><text:span text:style-name="T5">La clase </text:span><text:span text:style-name="T27">AplicacionCuentaBancaria</text:span><text:span text:style-name="T11"> </text:span><text:span text:style-name="T5">comienza con la declaración de una serie de atributos generales, generamos un objeto de la clase Scanner al que llamamos teclado y nos servirá para recoger los valores que introduzca el usuario por teclado. </text:span></text:p>
      <text:p text:style-name="P5"/>
      <text:p text:style-name="P5"><text:span text:style-name="T5"><text:tab/></text:span><text:span text:style-name="T32">Esta clase s</text:span><text:span text:style-name="T5">e compone de 3 bloques bien diferenciados:</text:span></text:p>
      <text:p text:style-name="P8">1. En el primer bucle condicional do-while pedimos al usuario que introduzca un nombre de titular, <text:span text:style-name="T16">este lo pasamos como parámetro al método </text:span><text:span text:style-name="T9">validarTitular()</text:span><text:span text:style-name="T16"> de la clase </text:span><text:bookmark-start text:name="__DdeLink__12_2141911815"/><text:span text:style-name="T4">CuentaBancaria</text:span><text:bookmark-end text:name="__DdeLink__12_2141911815"/><text:span text:style-name="T7">, comprobando así que no tenga más de 40 caracteres, si fuera </text:span><text:span text:style-name="T8">así</text:span><text:span text:style-name="T7"> el bloque se repetiría hasta que sea válido.</text:span></text:p>
      <text:p text:style-name="P8"><text:span text:style-name="T7"/></text:p>
      <text:p text:style-name="P9"><text:span text:style-name="T6">2. El segundo bloque condicional do-while pide al usuario que introduzca un número de cuenta, este lo pasamos como parámetro a 2 métodos de la clase </text:span><text:span text:style-name="T3">CuentaBancaria: </text:span><text:span text:style-name="T10">validarFormatoCCC <text:s/>y validarNumeroCCC</text:span><text:span text:style-name="T17">. Estos métodos realizan comprobación de que el formato sea el correcto, es decir que tenga 20 números y que el número sea válido utilizando el algoritmo de los </text:span><text:span text:style-name="T25">dígitos</text:span><text:span text:style-name="T17"> de control. Si alguno de los 2 no es correcto nos dará un mensaje de error y se volverá a repetir el bloque.</text:span></text:p>
      <text:p text:style-name="P10"><text:span text:style-name="T17"><text:tab/>Una vez que nos aseguramos que el titular y el número CCC son correctos, generamos un objeto </text:span><text:span text:style-name="T10">datosCuenta </text:span><text:span text:style-name="T18">de la clase <text:s/></text:span><text:span text:style-name="T26">CuentaBancaria </text:span><text:span text:style-name="T18">utilizando el constructor de la misma y pasandole como parámetros el titular y el número ccc.</text:span></text:p>
      <text:p text:style-name="P10"><text:span text:style-name="T18"/></text:p>
      <text:p text:style-name="P11"><text:span text:style-name="T17">3. El tercer y último bloque imprime el menú por pantalla, solicita al usuario una opción y </text:span><text:span text:style-name="T25">evalúa</text:span><text:span text:style-name="T17"> dicha opción mediante un switch con todas las opciones disponibles más un opción default por si el número introducido fuera mayor que 10 y menor a 128 (tipo byte).</text:span></text:p>
      <text:p text:style-name="P11"><text:span text:style-name="T17"><text:tab/>Cada opción del switch hace una llamada al método correspondiente de la clase <text:s/></text:span><text:span text:style-name="T28">CuentaBancaria</text:span><text:span text:style-name="T19">.</text:span></text:p>
      <text:p text:style-name="P11"><text:span text:style-name="T19"><text:tab/></text:span><text:span text:style-name="T17">En 3 puntos del código hemos metido excepciones, nos sirve para controlar que hacer en caso de que el usuario introduzca caracteres o números no válidos por teclado, generando un mensaje de error y volviéndonos a pedir el dato hasta que sea correcto. De otro modo el programa daría fallo y se interrumpiría inmediatamente.</text:span></text:p>
      <text:p text:style-name="P11"><text:span text:style-name="T17"/></text:p>
      <text:p text:style-name="P6"><text:span text:style-name="T18"><text:tab/></text:span><text:span text:style-name="T20">En la clase <text:s/></text:span><text:span text:style-name="T27">CuentaBancaria </text:span><text:span text:style-name="T20">declaramos varios atributos al inicio con distinto </text:span><text:span text:style-name="T25">métodos</text:span><text:span text:style-name="T20"> de acceso para hacer una buena encapsulación del programa:</text:span></text:p>
      <text:p text:style-name="P12"><text:span text:style-name="T29">- <text:s/></text:span><text:span text:style-name="T15">protected String nombreTitular, numeroCCC </text:span><text:span text:style-name="T29">son del tipo protected porque los vamos a usar </text:span><text:span text:style-name="T30">en las 2 clases dentro del mismo paquete.</text:span></text:p>
      <text:p text:style-name="P12"><text:span text:style-name="T30">- El resto son del tipo private porque solo los usaremos en esta clase.</text:span></text:p>
      <text:p text:style-name="P12"><text:span text:style-name="T30"/></text:p>
      <text:p text:style-name="P6"><text:span text:style-name="T27"><text:tab/></text:span><text:span text:style-name="T20">Hemos creado un método constructor con los 2 parámetros <text:s/>más importantes de la aplicación que son el titular y el número de ccc. Considerando que para cualquier objeto que generemos de esta clase vamos a necesitar siempre estos datos para trabajar con ellos.</text:span></text:p>
      <text:p text:style-name="P6"><text:span text:style-name="T20"/></text:p>
      <text:p text:style-name="P6"><text:span text:style-name="T20"/></text:p>
      <text:p text:style-name="P6"><text:soft-page-break/><text:span text:style-name="T20"/></text:p>
      <text:p text:style-name="P6"><text:span text:style-name="T20"><text:tab/>El resto del código contiene varios métodos:</text:span></text:p>
      <text:p text:style-name="P6"><text:span text:style-name="T20"/></text:p>
      <text:p text:style-name="P6"><text:span text:style-name="T20">- </text:span><text:span text:style-name="T21">Del tipo </text:span><text:span text:style-name="T12">public </text:span><text:span text:style-name="T21">tenemos varios </text:span><text:span text:style-name="T12">public String informacionEntidad(), public String informacionOficina(), public String informacionNumCuenta(), public String informacionDigitosControl(), public int consultaSaldo()</text:span><text:span text:style-name="T21">, todos ellos nos dan información mediente el retorno del valor correspondiente, no reciben parámetros y pueden ser usados por cualquier otra clase o método de cualquier proyecto o paquete.</text:span></text:p>
      <text:p text:style-name="P6"><text:span text:style-name="T21"/></text:p>
      <text:p text:style-name="P7"><text:span text:style-name="T21">- <text:s/>Otros 2 métodos </text:span><text:span text:style-name="T12">public void realizarIngreso(int ingreso) y public void realizarRetirada(int retirada) </text:span><text:span text:style-name="T21">del tipo public también, </text:span><text:span text:style-name="T22">pero que reciben parámetros, evalúan si no son valores negativos o si el saldo es suficiente en caso de petición de retirada, modifican el atributo saldo si fuera necesario y no retornan ningún valor.</text:span></text:p>
      <text:p text:style-name="P7"><text:span text:style-name="T22"/></text:p>
      <text:p text:style-name="P7"><text:span text:style-name="T22">- <text:s/>Los métodos </text:span><text:span text:style-name="T13">protected static boolean validarFormatoCCC(String numeroCCC) y protected static boolean validarTitular(String nombreTitular)</text:span><text:span text:style-name="T22"> como su propios nombres indican, comprueban que tanto el formato del número de cuenta sea de 20 digitos (sino devuelve no válido) como que la longitud del String que recoge el nombre del titular no sea mayor a 40 caracteres (sino retorna no válido).</text:span></text:p>
      <text:p text:style-name="P7"><text:span text:style-name="T22"><text:tab/> Son declarados como protected porque solo queremos usarlos dentro del mismo paquete y son del tipo static porque nos interesa que sean métodos de la clase, es decir que no tengamos que instanciar un objeto para poder usarlo dentro de nuestro programa. Los vamos a llamar dentro de la aplicación principal antes de generar un objeto de dicha clase.</text:span></text:p>
      <text:p text:style-name="P7"><text:span text:style-name="T22"/></text:p>
      <text:p text:style-name="P7"><text:span text:style-name="T22">- <text:s/></text:span><text:span text:style-name="T23">Los 2 últimos métodos </text:span><text:span text:style-name="T14">protected static boolean validarNumeroCCC(String numeroCCC) y private static byte bucleValidacionCCC(String numeroCCC)</text:span><text:span text:style-name="T23"> están relacionados entre si, el primero llama por 2 veces al segundo y este le devuelve un valor del tipo byte. Explicándolo mejor, el primer método que recibe como parámetro el número de ccc lo descompone en 2 partes, los primeros 8 digitos (numero entidad y oficina) y llama al segundo método pasándole dicho número como parámetro para que este realice las operaciones con el array de PESOS y nos devuelve un número de tipo byte que comparándolo con el primer digito de control incluido en el número ccc nos dirá si esta primera parte del número es correcta o no. En caso que sea incorrecto retornará un valor </text:span><text:span text:style-name="T24">true</text:span><text:span text:style-name="T23"> y no continua el programa, si fuera correcto pasa a realizar la misma operación pero esta vez con los 10 últimos números del ccc (numero de cuenta) y el resultado lo comparamos esta vez con el segundo digito de control. Si los 2 códigos son correctos retornará un valor </text:span><text:span text:style-name="T24">false</text:span><text:span text:style-name="T2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2a6099" officeooo:rsid="0005d7c5" officeooo:paragraph-rsid="0005d7c5"/>
    </style:style>
    <style:style style:name="MP2" style:family="paragraph" style:parent-style-name="Footer">
      <style:text-properties officeooo:rsid="0005d7c5" officeooo:paragraph-rsid="0005d7c5"/>
    </style:style>
    <style:style style:name="MT1" style:family="text">
      <style:text-properties fo:color="#2a609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AREA 5 DE PROGRAMACIÓN<text:tab/><text:tab/>Daniel Paz Lorenzo</text:p>
      </style:header>
      <style:footer>
        <text:p text:style-name="MP2"><text:tab/><text:span text:style-name="MT1"><text:page-number text:select-page="current">2</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0T21:17:44.364053213</meta:creation-date>
    <dc:date>2021-01-10T23:21:53.257682562</dc:date>
    <meta:editing-duration>PT37M55S</meta:editing-duration>
    <meta:editing-cycles>7</meta:editing-cycles>
    <meta:generator>LibreOffice/6.4.6.2$Linux_X86_64 LibreOffice_project/40$Build-2</meta:generator>
    <meta:document-statistic meta:table-count="0" meta:image-count="0" meta:object-count="0" meta:page-count="2" meta:paragraph-count="24" meta:word-count="876" meta:character-count="5431" meta:non-whitespace-character-count="4555"/>
  </office:meta>
</office:document-meta>
</file>